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1906E37C1F44CCFF.png" manifest:media-type="image/png"/>
  <manifest:file-entry manifest:full-path="Pictures/10000201000000300000003063BD88DF84A330D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1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abac7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language="gl" fo:country="ES" fo:font-weight="bold" officeooo:rsid="0067cc2d" officeooo:paragraph-rsid="0067cc2d" style:font-weight-asian="bold" style:font-weight-complex="bold"/>
    </style:style>
    <style:style style:name="P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gl" fo:country="ES" fo:font-weight="bold" officeooo:rsid="006ecdb0" officeooo:paragraph-rsid="00591233" style:font-weight-asian="bold" style:font-weight-complex="bold"/>
    </style:style>
    <style:style style:name="P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gl" fo:country="ES" fo:font-weight="bold" officeooo:rsid="006ecdb0" officeooo:paragraph-rsid="006ecdb0" style:font-weight-asian="bold" style:font-weight-complex="bold"/>
    </style:style>
    <style:style style:name="P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591233"/>
    </style:style>
    <style:style style:name="P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5pt" fo:language="gl" fo:country="ES" fo:font-weight="bold" officeooo:rsid="00708b26" officeooo:paragraph-rsid="006ecdb0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style:font-name="Consolas" fo:font-size="12pt" fo:language="gl" fo:country="ES" fo:font-weight="normal" officeooo:rsid="006ecdb0" officeooo:paragraph-rsid="006ecdb0" fo:background-color="#002451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style:font-name="Consolas" fo:font-size="12pt" fo:language="gl" fo:country="ES" fo:font-weight="normal" officeooo:rsid="006ecdb0" officeooo:paragraph-rsid="00591233" fo:background-color="#002451" style:font-weight-asian="bold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style:font-name="Consolas" fo:font-size="12pt" fo:language="gl" fo:country="ES" fo:font-weight="normal" officeooo:rsid="00708b26" officeooo:paragraph-rsid="006ecdb0" fo:background-color="#002451" style:font-size-asian="13.1000003814697pt" style:font-weight-asian="bold" style:font-size-complex="15pt" style:font-weight-complex="bold"/>
    </style:style>
    <style:style style:name="P13" style:family="paragraph" style:parent-style-name="Standard">
      <style:text-properties fo:language="gl" fo:country="ES"/>
    </style:style>
    <style:style style:name="P14" style:family="paragraph" style:parent-style-name="Standard">
      <style:paragraph-properties fo:text-align="justify" style:justify-single-word="false"/>
      <style:text-properties fo:language="gl" fo:country="ES" officeooo:rsid="01298771" officeooo:paragraph-rsid="004abac7"/>
    </style:style>
    <style:style style:name="P15" style:family="paragraph" style:parent-style-name="Standard">
      <style:text-properties fo:language="gl" fo:country="ES" officeooo:paragraph-rsid="004abac7"/>
    </style:style>
    <style:style style:name="P16" style:family="paragraph" style:parent-style-name="Preformatted_20_Text">
      <style:paragraph-properties fo:text-align="justify" style:justify-single-word="false"/>
      <style:text-properties fo:font-variant="normal" fo:text-transform="none" fo:color="#000080" fo:letter-spacing="normal" fo:language="gl" fo:country="ES" fo:font-style="normal" fo:font-weight="bold" officeooo:rsid="00708b26" officeooo:paragraph-rsid="00708b26" fo:background-color="#ffffff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style:font-name="Consolas" fo:font-size="12pt" fo:language="gl" fo:country="ES" fo:font-weight="normal" officeooo:rsid="006ecdb0" officeooo:paragraph-rsid="006ecdb0" fo:background-color="#002451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ffff" style:font-name="Consolas" fo:font-size="12pt" fo:language="gl" fo:country="ES" fo:font-weight="normal" officeooo:rsid="006ecdb0" officeooo:paragraph-rsid="00591233" fo:background-color="#00245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94d1" style:font-weight-asian="bold" style:font-weight-complex="bold"/>
    </style:style>
    <style:style style:name="T3" style:family="text">
      <style:text-properties fo:font-weight="bold" officeooo:rsid="00708b26" style:font-weight-asian="bold" style:font-weight-complex="bold"/>
    </style:style>
    <style:style style:name="T4" style:family="text">
      <style:text-properties fo:language="gl" fo:country="ES" fo:font-weight="bold" style:font-weight-asian="bold" style:font-weight-complex="bold"/>
    </style:style>
    <style:style style:name="T5" style:family="text">
      <style:text-properties fo:language="gl" fo:country="ES" fo:font-weight="bold" officeooo:rsid="005ceee1" style:font-weight-asian="bold" style:font-weight-complex="bold"/>
    </style:style>
    <style:style style:name="T6" style:family="text">
      <style:text-properties fo:language="gl" fo:country="ES" fo:font-weight="bold" officeooo:rsid="0067cc2d" style:font-weight-asian="bold" style:font-weight-complex="bold"/>
    </style:style>
    <style:style style:name="T7" style:family="text">
      <style:text-properties fo:language="gl" fo:country="ES" fo:font-weight="bold" officeooo:rsid="00695c4c" style:font-weight-asian="bold" style:font-weight-complex="bold"/>
    </style:style>
    <style:style style:name="T8" style:family="text">
      <style:text-properties fo:language="gl" fo:country="ES" fo:font-weight="bold" officeooo:rsid="006ecdb0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1" draw:name="graphics69" text:anchor-type="as-char" svg:width="1.27cm" svg:height="1.27cm" draw:z-index="0"><draw:image xlink:href="Pictures/1000020100000030000000301906E37C1F44CCFF.png" xlink:type="simple" xlink:show="embed" xlink:actuate="onLoad" loext:mime-type="image/png"/></draw:frame></text:p>
          </table:table-cell>
          <table:table-cell table:style-name="Tabla1.B1" office:value-type="string">
            <text:p text:style-name="P2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P13"/>
      <text:p text:style-name="P14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4"><draw:frame draw:style-name="fr1" draw:name="Imagen1" text:anchor-type="as-char" svg:width="1.099cm" svg:height="1.099cm" draw:z-index="1"><draw:image xlink:href="Pictures/10000201000000300000003063BD88DF84A330D3.png" xlink:type="simple" xlink:show="embed" xlink:actuate="onLoad" loext:mime-type="image/png"/></draw:frame></text:p>
          </table:table-cell>
          <table:table-cell table:style-name="Tabla13.B1" office:value-type="string">
            <text:p text:style-name="P8"><text:span text:style-name="T5">2</text:span><text:span text:style-name="T4">.</text:span><text:span text:style-name="T7">2</text:span><text:span text:style-name="T8">4</text:span><text:span text:style-name="T6"> </text:span><text:span text:style-name="T8">Emmet</text:span></text:p>
            <text:p text:style-name="P6"/>
            <text:p text:style-name="P7">Realiza os seguintes exercicios de Emmet.</text:p>
            <text:p text:style-name="P7"/>
            <text:p text:style-name="P7">1. Cal é o código emmet para xerar a seguinte estrutura?</text:p>
            <text:p text:style-name="P7"/>
            <text:p text:style-name="P7">&lt;ul&gt;</text:p>
            <text:p text:style-name="P7"><text:s text:c="3"/>&lt;li&gt;&lt;/li&gt;</text:p>
            <text:p text:style-name="P7"><text:s text:c="3"/>&lt;li&gt;&lt;/li&gt;</text:p>
            <text:p text:style-name="P7"><text:s text:c="3"/>&lt;li&gt;&lt;/li&gt;</text:p>
            <text:p text:style-name="P7">&lt;/ul&gt;</text:p>
            <text:p text:style-name="P7"/>
            <text:p text:style-name="P12">ul&gt;li*3</text:p>
            <text:p text:style-name="P9"/>
            <text:p text:style-name="P7">2. Cal é o código emmet para xerar unha táboa con 10 filas e 2 columnas?</text:p>
            <text:p text:style-name="P7"/>
            <text:p text:style-name="P10">table&gt;tr*10&gt;td*2</text:p>
            <text:p text:style-name="P7"/>
            <text:p text:style-name="P7">3. Cal é o código emmet para xeerar &lt;h1&gt;Ola mundo&lt;/h1&gt;?</text:p>
            <text:p text:style-name="P7"/>
            <text:p text:style-name="P10">h1{Hola mundo}</text:p>
            <text:p text:style-name="P7"/>
            <text:p text:style-name="P7">4. Cal é o código emmet para xerar a seguinte estrutura?</text:p>
            <text:p text:style-name="P7"/>
            <text:p text:style-name="P7">&lt;div&gt;</text:p>
            <text:p text:style-name="P7"><text:s text:c="4"/>&lt;p&gt;datos&lt;/p&gt;</text:p>
            <text:p text:style-name="P7"><text:s text:c="4"/>&lt;p&gt;datos&lt;/p&gt;</text:p>
            <text:p text:style-name="P7">&lt;/div&gt;</text:p>
            <text:p text:style-name="P7"/>
            <text:p text:style-name="P10">div&gt;p*2</text:p>
            <text:p text:style-name="P7"/>
            <text:p text:style-name="P7">5. Cal é o código emmet para xerar a seguinte estrutura?</text:p>
            <text:p text:style-name="P7"/>
            <text:p text:style-name="P7">&lt;div&gt;&lt;/div&gt;</text:p>
            <text:p text:style-name="P7">&lt;p&gt;</text:p>
            <text:p text:style-name="P7"><text:s text:c="4"/>&lt;span&gt;&lt;/span&gt;</text:p>
            <text:p text:style-name="P7">&lt;/p&gt;</text:p>
            <text:p text:style-name="P7">&lt;p&gt;</text:p>
            <text:p text:style-name="P7"><text:s text:c="4"/>&lt;span&gt;&lt;/span&gt;</text:p>
            <text:p text:style-name="P7">&lt;/p&gt;</text:p>
            <text:p text:style-name="P7"/>
            <text:p text:style-name="P10">div^p*2&gt;span</text:p>
            <text:p text:style-name="P7"/>
            <text:p text:style-name="P7"/>
            <text:p text:style-name="P7"/>
            <text:p text:style-name="P7"><text:soft-page-break/>6. Cal é o código emmet para xerar a seguinte estrutura?</text:p>
            <text:p text:style-name="P7"/>
            <text:p text:style-name="P7">&lt;div&gt;</text:p>
            <text:p text:style-name="P7"><text:s text:c="4"/>&lt;p&gt;</text:p>
            <text:p text:style-name="P7"><text:s text:c="8"/>&lt;section&gt;</text:p>
            <text:p text:style-name="P7"><text:s text:c="12"/>&lt;h1&gt;Ola mundo!&lt;/h1&gt;</text:p>
            <text:p text:style-name="P7"><text:s text:c="8"/>&lt;/section&gt;</text:p>
            <text:p text:style-name="P7"><text:s text:c="4"/>&lt;/p&gt;</text:p>
            <text:p text:style-name="P7">&lt;/div&gt;</text:p>
            <text:p text:style-name="P7"/>
            <text:p text:style-name="P10">div&gt;(p&gt;section&gt;h1{Hola mundo})</text:p>
            <text:p text:style-name="P7"/>
            <text:p text:style-name="P7">7. Cal é o código emmet para xerar a seguinte estrutura?</text:p>
            <text:p text:style-name="P7"/>
            <text:p text:style-name="P7">&lt;ol&gt;fora</text:p>
            <text:p text:style-name="P7"><text:s text:c="4"/>&lt;li&gt;dentro&lt;/li&gt;</text:p>
            <text:p text:style-name="P7"><text:s text:c="4"/>&lt;li&gt;dentro&lt;/li&gt;</text:p>
            <text:p text:style-name="P7"><text:s text:c="4"/>&lt;li&gt;dentro&lt;/li&gt;</text:p>
            <text:p text:style-name="P7"><text:s text:c="4"/>&lt;li&gt;dentro&lt;/li&gt;</text:p>
            <text:p text:style-name="P7">&lt;/ol&gt;</text:p>
            <text:p text:style-name="P7"/>
            <text:p text:style-name="P10">ol{fora}&gt;li*4{dentro}</text:p>
            <text:p text:style-name="P7"/>
            <text:p text:style-name="P7">8. Cal é o código emmet para xerar a seguinte estrutura?</text:p>
            <text:p text:style-name="P7"/>
            <text:p text:style-name="P7">&lt;p&gt;&lt;/p&gt;</text:p>
            <text:p text:style-name="P7">&lt;div&gt;&lt;/div&gt;</text:p>
            <text:p text:style-name="P7">&lt;p&gt;</text:p>
            <text:p text:style-name="P7"><text:s text:c="4"/>&lt;div&gt;</text:p>
            <text:p text:style-name="P7"><text:s text:c="8"/>&lt;div&gt;</text:p>
            <text:p text:style-name="P7"><text:s text:c="8"/>&lt;/div&gt;</text:p>
            <text:p text:style-name="P7"><text:s text:c="4"/>&lt;/div&gt;</text:p>
            <text:p text:style-name="P7">&lt;/p&gt;</text:p>
            <text:p text:style-name="P7"/>
            <text:p text:style-name="P10">p+div&gt;p&gt;div&gt;div</text:p>
            <text:p text:style-name="P7"/>
            <text:p text:style-name="P7">9. Cal é o código emmet para xerar a seguinte estrutura?</text:p>
            <text:p text:style-name="P7"/>
            <text:p text:style-name="P7">&lt;nav class="menu"&gt;</text:p>
            <text:p text:style-name="P7"><text:s text:c="4"/>&lt;a href=""&gt;enlace1&lt;/a&gt;</text:p>
            <text:p text:style-name="P7"><text:s text:c="4"/>&lt;a href=""&gt;enlace2&lt;/a&gt;</text:p>
            <text:p text:style-name="P7"><text:s text:c="4"/>&lt;a href=""&gt;enlace3&lt;/a&gt;</text:p>
            <text:p text:style-name="P7"><text:s text:c="4"/>&lt;a href=""&gt;enlace4&lt;/a&gt;</text:p>
            <text:p text:style-name="P7">&lt;/nav&gt;</text:p>
            <text:p text:style-name="P10"/>
            <text:p text:style-name="P10">nav.menu&gt;a.enlace$*5</text:p>
            <text:p text:style-name="P7"/>
            <text:p text:style-name="P7"/>
            <text:p text:style-name="P7"/>
            <text:p text:style-name="P7"/>
            <text:p text:style-name="P7"><text:soft-page-break/>10. Cal é o código emmet para xerar a seguinte estrutura?</text:p>
            <text:p text:style-name="P7"/>
            <text:p text:style-name="P7">&lt;ul class="lista"&gt;</text:p>
            <text:p text:style-name="P7"><text:s text:c="4"/>&lt;li class="item-1"&gt;Lorem ipsum dolor sit amet, consectetur adipisicing elit. Ea, voluptatibus!&lt;/li&gt;</text:p>
            <text:p text:style-name="P7"><text:s text:c="4"/>&lt;li class="item-2"&gt;Eaque, impedit est tempora doloremque praesentium voluptatum quas nostrum consectetur.&lt;/li&gt;</text:p>
            <text:p text:style-name="P7"><text:s text:c="4"/>&lt;li class="item-3"&gt;Illum, reprehenderit minus ex soluta adipisci aperiam explicabo modi sapiente.&lt;/li&gt;</text:p>
            <text:p text:style-name="P7"><text:s text:c="4"/>&lt;li class="item-4"&gt;Nihil ratione voluptates iure cum eligendi dolores deleniti quos nostrum.&lt;/li&gt;</text:p>
            <text:p text:style-name="P7">&lt;/ul&gt;</text:p>
            <text:p text:style-name="P6"/>
            <text:p text:style-name="P11">ul.lista&gt;li.item$*4&gt;lorem</text:p>
            <text:p text:style-name="P11"/>
            <text:p text:style-name="P6"/>
            <text:p text:style-name="P6"/>
          </table:table-cell>
        </table:table-row>
        <table:table-row>
          <table:table-cell table:style-name="Tabla13.A2" table:number-columns-spanned="2" office:value-type="string">
            <text:p text:style-name="P5">Resposta</text:p>
          </table:table-cell>
          <table:covered-table-cell/>
        </table:table-row>
        <table:table-row>
          <table:table-cell table:style-name="Tabla13.A3" table:number-columns-spanned="2" office:value-type="string">
            <text:p text:style-name="P16"/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9:00:54.212747558</meta:creation-date>
    <dc:date>2022-10-19T16:06:01.195000000</dc:date>
    <meta:editing-duration>PT8H33M10S</meta:editing-duration>
    <meta:editing-cycles>163</meta:editing-cycles>
    <meta:generator>LibreOffice/6.4.3.2$Windows_X86_64 LibreOffice_project/747b5d0ebf89f41c860ec2a39efd7cb15b54f2d8</meta:generator>
    <meta:document-statistic meta:table-count="2" meta:image-count="2" meta:object-count="0" meta:page-count="3" meta:paragraph-count="76" meta:word-count="236" meta:character-count="1805" meta:non-whitespace-character-count="1510"/>
  </office:meta>
</office:document-meta>
</file>